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section" style:name="Sect1">
      <style:section-properties anx:BungeniSectionType="body" style:editable="false">
        <style:columns fo:column-count="1" fo:column-gap="0in"/>
      </style:section-properties>
    </style:style>
    <style:style style:family="section" style:name="Sect2">
      <style:section-properties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Type="Observ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5">
      <style:section-properties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7">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8">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4" anx:BungeniPersonRole="4" anx:BungeniSectionType="Speech" anx:BungeniSpeechAs="MemberOfParliament" anx:BungeniSpeechAsDesc="Member of Parliament" anx:BungeniSpeechAsURI="/ontology/roles/ke/member" anx:BungeniSpeechBy="Francis Acheka" anx:BungeniSpeechByURI="ken.person.Francis.Acheka.1951-12-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9">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2" anx:BungeniPersonRole="2" anx:BungeniSectionType="Speech" anx:BungeniSpeechAs="MemberOfParliament" anx:BungeniSpeechAsDesc="Member of Parliament" anx:BungeniSpeechAsURI="/ontology/roles/ke/member" anx:BungeniSpeechBy="Francis NoKibaki" anx:BungeniSpeechByURI="ken.person.Francis.NoKibaki.1951-12-08"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HouseClosingTime="16:43"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1">
      <style:section-properties anx:BungeniHouseClosingTime="16:43" anx:BungeniPersonID="305" anx:BungeniPersonRole="305" anx:BungeniSectionType="Speech" anx:BungeniSpeechAs="MemberOfParliament" anx:BungeniSpeechAsDesc="Member of Parliament" anx:BungeniSpeechAsURI="/ontology/roles/ke/member" anx:BungeniSpeechBy="Kipkalia Tegere" anx:BungeniSpeechByURI="ken.person.Kipkalia.Tegere.1945-03-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38250436">
          <text:insertion>
            <office:change-info>
              <dc:creator>Abo Iringo</dc:creator>
              <dc:date>2010-02-25T17:52:00</dc:date>
            </office:change-info>
          </text:insertion>
        </text:changed-region>
        <text:changed-region text:id="ct-1438250548">
          <text:deletion>
            <office:change-info>
              <dc:creator>Abo Iringo</dc:creator>
              <dc:date>2010-03-01T15:12:00</dc:date>
            </office:change-info>
            <text:p text:style-name="Standard">following</text:p>
          </text:deletion>
        </text:changed-region>
        <text:changed-region text:id="ct-1438250324">
          <text:insertion>
            <office:change-info>
              <dc:creator>Abo Iringo</dc:creator>
              <dc:date>2010-02-25T17:52:00</dc:date>
            </office:change-info>
          </text:insertion>
        </text:changed-region>
        <text:changed-region text:id="ct-1438250212">
          <text:deletion>
            <office:change-info>
              <dc:creator>Abo Iringo</dc:creator>
              <dc:date>2010-02-25T17:51:00</dc:date>
            </office:change-info>
            <text:p text:style-name="Standard"><text:reference-mark-start text:name="BungeniSpeechBy:FrancisNoKibaki2574"/>Mr. NoKibaki (Assistant Minister of Finance) <text:reference-mark-end text:name="BungeniSpeechBy:FrancisNoKibaki2574"/></text:p>
          </text:deletion>
        </text:changed-region>
        <text:changed-region text:id="ct-1438249988">
          <text:insertion>
            <office:change-info>
              <dc:creator>Abo Iringo</dc:creator>
              <dc:date>2010-03-01T15:13:00</dc:date>
            </office:change-info>
          </text:insertion>
        </text:changed-region>
        <text:changed-region text:id="ct-1438249876">
          <text:deletion>
            <office:change-info>
              <dc:creator>Abo Iringo</dc:creator>
              <dc:date>2010-02-25T17:51:00</dc:date>
            </office:change-info>
            <text:p text:style-name="Standard"/>
            <text:p text:style-name="Standard"/>
            <text:p text:style-name="Standard"><text:s/></text:p>
          </text:deletion>
        </text:changed-region>
        <text:changed-region text:id="ct-1438249764">
          <text:insertion>
            <office:change-info>
              <dc:creator>Abo Iringo</dc:creator>
              <dc:date>2010-03-01T15:13:00</dc:date>
            </office:change-info>
          </text:insertion>
        </text:changed-region>
        <text:changed-region text:id="ct-1438249652">
          <text:deletion>
            <office:change-info>
              <dc:creator>Abo Iringo</dc:creator>
              <dc:date>2010-02-25T17:51:00</dc:date>
            </office:change-info>
            <text:p text:style-name="Standard">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deletion>
        </text:changed-region>
        <text:changed-region text:id="ct-1442824440">
          <text:deletion>
            <office:change-info>
              <dc:creator>Abo Iringo</dc:creator>
              <dc:date>2010-03-01T15:31:00</dc:date>
            </office:change-info>
            <text:p text:style-name="Standard">adjorned</text:p>
          </text:deletion>
        </text:changed-region>
        <text:changed-region text:id="ct-1446962068">
          <text:insertion>
            <office:change-info>
              <dc:creator>Abo Iringo</dc:creator>
              <dc:date>2010-03-01T15:31:00</dc:date>
            </office:change-info>
          </text:insertion>
        </text:changed-region>
        <text:changed-region text:id="ct-1447096272">
          <text:deletion>
            <office:change-info>
              <dc:creator>Abo Iringo</dc:creator>
              <dc:date>2010-03-01T15:31:00</dc:date>
            </office:change-info>
            <text:p text:style-name="Standard"><text:s/></text:p>
          </text:deletion>
        </text:changed-region>
        <text:changed-region text:id="ct-1446961508">
          <text:insertion>
            <office:change-info>
              <dc:creator>Abo Iringo</dc:creator>
              <dc:date>2010-03-01T15:31:00</dc:date>
            </office:change-info>
          </text:insertion>
        </text:changed-region>
        <text:changed-region text:id="ct-1447096048">
          <text:insertion>
            <office:change-info>
              <dc:creator>Abo Iringo</dc:creator>
              <dc:date>2010-03-01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debaterecord" text:style-name="Sect1">
        <text:p text:style-name="Standard"/>
        <text:section text:name="preface" text:style-name="Sect2">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name="comment1" text:style-name="Sect3">
          <text:p text:style-name="observation">[Mr. Deputy Speaker in the Chair] </text:p>
        </text:section>
        <text:p text:style-name="Standard"><text:tab/> </text:p>
        <text:section text:name="comment2" text:style-name="Sect3">
          <text:p text:style-name="observation">PRAYERS </text:p>
        </text:section>
        <text:p text:style-name="Standard"/>
        <text:section text:name="papers1" text:style-name="Sect4">
          <text:p text:style-name="heading_5f_papers">PAPERS LAID </text:p>
          <text:p text:style-name="subheading_5f_papers"><text:tab/>The following Papers were laid on the Table:- </text:p>
          <text:section text:name="tbldocs1" text:style-name="Sect5">
            <text:list text:style-name="L1" xml:id="list1901430666">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name="noticesmotion1" text:style-name="Sect6">
          <text:p text:style-name="heading_5f_noticesofmotion">NOTICES OF MOTIONS </text:p>
          <text:p text:style-name="heading_5f_noticesofmotion"/>
          <text:p text:style-name="Standard"><text:tab/> </text:p>
          <text:section text:name="noticeofmotion1" text:style-name="Sect7">
            <text:p text:style-name="heading_5f_motion">Adoption of 35TH CPA <text:s/>(Africa Region) Report </text:p>
            <text:p text:style-name="Standard"><text:tab/> </text:p>
            <text:section text:name="speech1" text:style-name="Sect8">
              <text:p text:style-name="Standard"><text:reference-mark-start text:name="BungeniSpeechBy:FrancisAcheka1265"/>Mr Acheka:<text:reference-mark-end text:name="BungeniSpeechBy:FrancisAcheka1265"/> </text:p>
              <text:p text:style-name="Standard"><text:s/></text:p>
              <text:p text:style-name="Standard">Mr. Deputy Speaker, Sir, I beg to give <text:change-start text:change-id="ct-1438250436"/>the detailed <text:change-end text:change-id="ct-1438250436"/><text:change text:change-id="ct-1438250548"/><text:change-start text:change-id="ct-1438250324"/><text:s/><text:change-end text:change-id="ct-1438250324"/>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name="speech2" text:style-name="Sect9">
              <text:p text:style-name="Standard"><text:change text:change-id="ct-1438250212"/><text:change-start text:change-id="ct-1438249988"/><text:reference-mark-start text:name="BungeniSpeechBy:FrancisNoKibaki2574"/>Mr No Kibaki<text:change-end text:change-id="ct-1438249988"/><text:change text:change-id="ct-1438249876"/><text:change-start text:change-id="ct-1438249764"/><text:reference-mark-end text:name="BungeniSpeechBy:FrancisNoKibaki2574"/>OK <text:change-end text:change-id="ct-1438249764"/><text:change text:change-id="ct-1438249652"/></text:p>
            </text:section>
          </text:section>
          <text:p text:style-name="Standard"/>
        </text:section>
        <text:p text:style-name="Standard"/>
        <text:p text:style-name="Standard"/>
        <text:section text:name="concl1" text:style-name="Sect10">
          <text:section text:name="speech3" text:style-name="Sect11">
            <text:p text:style-name="Standard"><text:reference-mark-start text:name="BungeniSpeechBy:KipkaliaTegere5988"/>Mr.Dy Speaker (Mr.Tegere) <text:reference-mark-end text:name="BungeniSpeechBy:KipkaliaTegere5988"/></text:p>
            <text:p text:style-name="Standard">Hon. Members, the House is, therefore <text:change text:change-id="ct-1442824440"/><text:change-start text:change-id="ct-1446962068"/>adjourned<text:change-end text:change-id="ct-1446962068"/> sine<text:change text:change-id="ct-1447096272"/><text:change-start text:change-id="ct-1446961508"/>-<text:change-end text:change-id="ct-1446961508"/>die<text:change-start text:change-id="ct-1447096048"/>i<text:change-end text:change-id="ct-1447096048"/>.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5xr1gdsw8f8j" draw:name="_31_5xr1gdsw8f8j" xlink:actuate="onLoad" xlink:href="Pictures/1000000000000004000000045A636FA8.png" xlink:show="embed" xlink:type="simple"/>
    <draw:fill-image draw:display-name="1gpdpvkwmad1i" draw:name="_31_gpdpvkwmad1i" xlink:actuate="onLoad" xlink:href="Pictures/1000000000000004000000044B8B09BB.png" xlink:show="embed" xlink:type="simple"/>
    <draw:fill-image draw:display-name="1psdpnytrcst2" draw:name="_31_psdpnytrcst2" xlink:actuate="onLoad" xlink:href="Pictures/1000000000000004000000045A636FA8.png" xlink:show="embed" xlink:type="simple"/>
    <draw:fill-image draw:display-name="1qn0lhugtjge9" draw:name="_31_qn0lhugtjge9" xlink:actuate="onLoad" xlink:href="Pictures/1000000000000004000000045A636FA8.png" xlink:show="embed" xlink:type="simple"/>
    <draw:fill-image draw:display-name="1v0d8yoskiywf" draw:name="_31_v0d8yoskiywf" xlink:actuate="onLoad" xlink:href="Pictures/100000000000000400000004D7F2E517.png" xlink:show="embed" xlink:type="simple"/>
    <draw:fill-image draw:display-name="1vdn1ov7e5q35" draw:name="_31_vdn1ov7e5q35" xlink:actuate="onLoad" xlink:href="Pictures/1000000000000004000000042C88C416.png" xlink:show="embed" xlink:type="simple"/>
    <draw:fill-image draw:display-name="1vxruw2egxo2k" draw:name="_31_vxruw2egxo2k" xlink:actuate="onLoad" xlink:href="Pictures/100000000000000400000004CC5182EB.png" xlink:show="embed" xlink:type="simple"/>
    <draw:fill-image draw:display-name="6qh8gcz4hu0k" draw:name="_36_qh8gcz4hu0k" xlink:actuate="onLoad" xlink:href="Pictures/1000000000000004000000045A636FA8.png" xlink:show="embed" xlink:type="simple"/>
    <draw:fill-image draw:name="axwyl71quioq" xlink:actuate="onLoad" xlink:href="Pictures/100000000000000400000004CC5182EB.png" xlink:show="embed" xlink:type="simple"/>
    <draw:fill-image draw:name="bcbtlgkk4b8x" xlink:actuate="onLoad" xlink:href="Pictures/1000000000000004000000042C88C416.png" xlink:show="embed" xlink:type="simple"/>
    <draw:fill-image draw:name="hlwfol20n3vt" xlink:actuate="onLoad" xlink:href="Pictures/1000000000000004000000044B8B09BB.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2-25T16:18:30</meta:creation-date>
    <meta:editing-duration>PT00H32M56S</meta:editing-duration>
    <meta:editing-cycles>6</meta:editing-cycles>
    <meta:generator>OpenOffice.org/3.1$Linux OpenOffice.org_project/310m19$Build-9420</meta:generator>
    <meta:initial-creator>Abo Iringo</meta:initial-creator>
    <dc:date>2010-03-01T15:32:02</dc:date>
    <dc:creator>Ashok Hariharan</dc:creator>
    <meta:document-statistic meta:character-count="1822" meta:image-count="0" meta:object-count="0" meta:page-count="2" meta:paragraph-count="37" meta:table-count="0" meta:word-count="288"/>
    <meta:user-defined meta:name="BungeniCountryCode">ke</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